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f5c" officeooo:paragraph-rsid="00130f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unsorted.h</text:p>
      <text:p text:style-name="P1">// Defines UnsortedType, an unsorted list of items</text:p>
      <text:p text:style-name="P1">// Based on Dale, et al., C++ Plus Data Structures 6/e, Chapter 3</text:p>
      <text:p text:style-name="P1"/>
      <text:p text:style-name="P1">#include &lt;vector&gt; //STL class definition</text:p>
      <text:p text:style-name="P1">#include "itemtype.h" </text:p>
      <text:p text:style-name="P1">// File itemtype.h must be provided by the user of this class. </text:p>
      <text:p text:style-name="P1">// <text:s/>itemtype.h must contain the following definitions: </text:p>
      <text:p text:style-name="P1">//</text:p>
      <text:p text:style-name="P1">// <text:s/>ItemType: <text:s text:c="5"/>the definition of the objects on the list </text:p>
      <text:p text:style-name="P1">// <text:s/>RelationType: <text:s/>{LESS, GREATER, EQUAL}</text:p>
      <text:p text:style-name="P1">// <text:s/>Member function ComparedTo(ItemType item) which returns </text:p>
      <text:p text:style-name="P1">// <text:s text:c="6"/>LESS, if self "comes before" item </text:p>
      <text:p text:style-name="P1">// <text:s text:c="6"/>GREATER, if self "comes after" item </text:p>
      <text:p text:style-name="P1">// <text:s text:c="6"/>EQUAL, if self and item are the same </text:p>
      <text:p text:style-name="P1"/>
      <text:p text:style-name="P1">const int MAX_ITEMS = 5;</text:p>
      <text:p text:style-name="P1"/>
      <text:p text:style-name="P1">class UnsortedType </text:p>
      <text:p text:style-name="P1">{</text:p>
      <text:p text:style-name="P1"><text:s text:c="2"/>public:</text:p>
      <text:p text:style-name="P1"><text:s text:c="3"/>// Constructor - creates an empty list</text:p>
      <text:p text:style-name="P1"><text:s text:c="3"/>UnsortedType();</text:p>
      <text:p text:style-name="P1"/>
      <text:p text:style-name="P1"><text:s text:c="3"/>// Function: Returns the list to the empty state.</text:p>
      <text:p text:style-name="P1"><text:s text:c="3"/>// Post: <text:s/>List is empty.</text:p>
      <text:p text:style-name="P1"><text:s text:c="3"/>void MakeEmpty();</text:p>
      <text:p text:style-name="P1"/>
      <text:p text:style-name="P1"><text:s text:c="3"/>// Function: <text:s/>Determines whether list is full.</text:p>
      <text:p text:style-name="P1"><text:s text:c="3"/>// Returns: true if list is full; false otherwise</text:p>
      <text:p text:style-name="P1"><text:s text:c="3"/>bool IsFull() const;</text:p>
      <text:p text:style-name="P1"/>
      <text:p text:style-name="P1"><text:s text:c="3"/>// Function: Determines the number of elements in list.</text:p>
      <text:p text:style-name="P1"><text:s text:c="3"/>// Returns: number of elements in list</text:p>
      <text:p text:style-name="P1"><text:s text:c="3"/>int GetLength() const;</text:p>
      <text:p text:style-name="P1"/>
      <text:p text:style-name="P1"><text:s text:c="3"/>// Function: Adds an item to the list</text:p>
      <text:p text:style-name="P1"><text:s text:c="3"/>// Assumes that item is not already in the list</text:p>
      <text:p text:style-name="P1"><text:s text:c="3"/>// Assumes that the list is not full</text:p>
      <text:p text:style-name="P1"><text:s text:c="3"/>void PutItem (ItemType item); // RED'D: item to be put in the list</text:p>
      <text:p text:style-name="P1"/>
      <text:p text:style-name="P1"><text:s text:c="3"/>// Function: Removes an item from the list</text:p>
      <text:p text:style-name="P1"><text:s text:c="3"/>// Assumes that the key value of the item is set</text:p>
      <text:p text:style-name="P1"><text:s text:c="3"/>//Assumes that the key exists in the list</text:p>
      <text:p text:style-name="P1"><text:s text:c="3"/>void DeleteItem(ItemType item); //REC'D: item with key to be deleted</text:p>
      <text:p text:style-name="P1"/>
      <text:p text:style-name="P1"><text:s text:c="3"/>// Function: Find the item with the given key, or the parameter item</text:p>
      <text:p text:style-name="P1"><text:s text:c="49"/>//is not found</text:p>
      <text:p text:style-name="P1"><text:s text:c="3"/>// Assumes that the key value of the item is set</text:p>
      <text:p text:style-name="P1"><text:soft-page-break/><text:s text:c="3"/>ItemType GetItem(ItemType item,//REC'D: item with key to be searched</text:p>
      <text:p text:style-name="P1"><text:tab/><text:tab/>bool &amp;found) const; //P'BACK: true if the key is found or false</text:p>
      <text:p text:style-name="P1"><text:s text:c="3"/></text:p>
      <text:p text:style-name="P1"><text:s text:c="3"/>// Function: Resets the itertaor current position</text:p>
      <text:p text:style-name="P1"><text:s text:c="3"/>void Reset();</text:p>
      <text:p text:style-name="P1"/>
      <text:p text:style-name="P1"><text:s text:c="3"/>//Function: Returns the next item in order from the iterator</text:p>
      <text:p text:style-name="P1"><text:s text:c="3"/>//Assumes that there is a next item</text:p>
      <text:p text:style-name="P1"><text:s text:c="3"/>ItemType GetNextItem();</text:p>
      <text:p text:style-name="P1"><text:s text:c="3"/></text:p>
      <text:p text:style-name="P1"><text:s/>private:</text:p>
      <text:p text:style-name="P1"><text:s text:c="3"/>std::vector&lt;ItemType&gt; info; // data storage of the list</text:p>
      <text:p text:style-name="P1"><text:s text:c="3"/>int currentPos; //current position of the iterator</text:p>
      <text:p text:style-name="P1"><text:s text:c="19"/>//ie.e, the index of the last accessed element</text:p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unsorted.cpp</text:p>
      <text:p text:style-name="P1">// Implementation file for UnsortedType class</text:p>
      <text:p text:style-name="P1">// Based on Dale, et al., C++ Plus Data Structures 6/e, Chapter 3</text:p>
      <text:p text:style-name="P1"/>
      <text:p text:style-name="P1">#include "unsorted.h"</text:p>
      <text:p text:style-name="P1"/>
      <text:p text:style-name="P1">UnsortedType::UnsortedType()</text:p>
      <text:p text:style-name="P1">{</text:p>
      <text:p text:style-name="P1"><text:s text:c="3"/>currentPos = -1; </text:p>
      <text:p text:style-name="P1">}</text:p>
      <text:p text:style-name="P1"/>
      <text:p text:style-name="P1">bool UnsortedType::IsFull() const</text:p>
      <text:p text:style-name="P1">{</text:p>
      <text:p text:style-name="P1"><text:s text:c="2"/>return false; //vector can always have more items added to it</text:p>
      <text:p text:style-name="P1">}</text:p>
      <text:p text:style-name="P1"/>
      <text:p text:style-name="P1">int UnsortedType::GetLength() const</text:p>
      <text:p text:style-name="P1">{</text:p>
      <text:p text:style-name="P1"><text:s text:c="2"/>return info.size();</text:p>
      <text:p text:style-name="P1">}</text:p>
      <text:p text:style-name="P1"/>
      <text:p text:style-name="P1">void UnsortedType::MakeEmpty()</text:p>
      <text:p text:style-name="P1">{</text:p>
      <text:p text:style-name="P1"><text:s text:c="2"/>info.clear(); </text:p>
      <text:p text:style-name="P1">}</text:p>
      <text:p text:style-name="P1"/>
      <text:p text:style-name="P1">void UnsortedType::PutItem (ItemType item)</text:p>
      <text:p text:style-name="P1"><text:s/>{</text:p>
      <text:p text:style-name="P1"><text:s text:c="3"/>info.push_back(item);</text:p>
      <text:p text:style-name="P1"><text:s text:c="3"/>// <text:s/>info[length] = item; // put item into info</text:p>
      <text:p text:style-name="P1"><text:s text:c="3"/>// length++; <text:s text:c="11"/>// add it</text:p>
      <text:p text:style-name="P1"><text:s/>}</text:p>
      <text:p text:style-name="P1"/>
      <text:p text:style-name="P1">void UnsortedType::DeleteItem(ItemType item)</text:p>
      <text:p text:style-name="P1">{</text:p>
      <text:p text:style-name="P1"><text:s text:c="2"/>// Find the location of the item</text:p>
      <text:p text:style-name="P1"><text:s text:c="2"/>int location = 0; // start searching at the first element</text:p>
      <text:p text:style-name="P1"><text:s text:c="2"/>// loop until we find the item that matches</text:p>
      <text:p text:style-name="P1"><text:s text:c="2"/>while(info[location].ComparedTo(item) != EQUAL)</text:p>
      <text:p text:style-name="P1"><text:s text:c="4"/>location++;</text:p>
      <text:p text:style-name="P1"><text:s text:c="2"/>info[location] = info.back(); // move the last item</text:p>
      <text:p text:style-name="P1"><text:s text:c="2"/>info.pop_back(); <text:s text:c="12"/>// to this location</text:p>
      <text:p text:style-name="P1"><text:s text:c="2"/>location--; //get rid of the last item;</text:p>
      <text:p text:style-name="P1">}</text:p>
      <text:p text:style-name="P1"><text:s text:c="2"/></text:p>
      <text:p text:style-name="P1">ItemType UnsortedType::GetItem(ItemType item, bool&amp; found)const</text:p>
      <text:p text:style-name="P1">{</text:p>
      <text:p text:style-name="P1"><text:s text:c="2"/>bool moreToSearch; // flag that is true if there is still more to search for</text:p>
      <text:p text:style-name="P1"><text:s text:c="2"/>int location = 0; //index of the element to check</text:p>
      <text:p text:style-name="P1"><text:soft-page-break/><text:s text:c="2"/>found = false; <text:s text:c="3"/>//item is not found yet</text:p>
      <text:p text:style-name="P1"><text:s text:c="2"/>int length = info.size();</text:p>
      <text:p text:style-name="P1"><text:s text:c="2"/>moreToSearch = (location &lt; length);</text:p>
      <text:p text:style-name="P1"/>
      <text:p text:style-name="P1"><text:s text:c="2"/>// loop while there is more to search and the item is not find</text:p>
      <text:p text:style-name="P1"><text:s text:c="2"/>while (moreToSearch &amp;&amp; !found)</text:p>
      <text:p text:style-name="P1"><text:s text:c="4"/>{</text:p>
      <text:p text:style-name="P1"><text:s text:c="6"/>// <text:s/>Test if this element is the target</text:p>
      <text:p text:style-name="P1"><text:s text:c="6"/>if (item.ComparedTo(info[location]) == EQUAL)</text:p>
      <text:p text:style-name="P1"><text:tab/>found = true;</text:p>
      <text:p text:style-name="P1"><text:s text:c="6"/>// Otherwise, go to the next element</text:p>
      <text:p text:style-name="P1"><text:s text:c="6"/>else</text:p>
      <text:p text:style-name="P1"><text:tab/>{</text:p>
      <text:p text:style-name="P1"><text:tab/> <text:s/>location++;</text:p>
      <text:p text:style-name="P1"><text:tab/> <text:s/>moreToSearch = (location &lt; length); // see if this was the last one</text:p>
      <text:p text:style-name="P1"><text:tab/>} <text:s text:c="5"/></text:p>
      <text:p text:style-name="P1"><text:s text:c="4"/>}</text:p>
      <text:p text:style-name="P1"/>
      <text:p text:style-name="P1"><text:s text:c="2"/>if (found)</text:p>
      <text:p text:style-name="P1"><text:s text:c="4"/>return info[location];</text:p>
      <text:p text:style-name="P1"><text:s text:c="2"/>return item;</text:p>
      <text:p text:style-name="P1">}</text:p>
      <text:p text:style-name="P1"/>
      <text:p text:style-name="P1">void UnsortedType::Reset()</text:p>
      <text:p text:style-name="P1">{</text:p>
      <text:p text:style-name="P1"><text:s text:c="2"/></text:p>
      <text:p text:style-name="P1"><text:s text:c="2"/>currentPos = -1;// reset the iterator to the beginning</text:p>
      <text:p text:style-name="P1"><text:s text:c="2"/></text:p>
      <text:p text:style-name="P1">}</text:p>
      <text:p text:style-name="P1"/>
      <text:p text:style-name="P1">ItemType UnsortedType::GetNextItem() </text:p>
      <text:p text:style-name="P1">{</text:p>
      <text:p text:style-name="P1"><text:s text:c="2"/>// Go to the next position</text:p>
      <text:p text:style-name="P1"><text:s text:c="2"/>currentPos++;</text:p>
      <text:p text:style-name="P1"><text:s text:c="2"/>// Return the element there</text:p>
      <text:p text:style-name="P1"><text:s text:c="2"/>return info[currentPos]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listdriver.cpp</text:p>
      <text:p text:style-name="P1">// Test driver for UnsortedType list class, reads items from a list</text:p>
      <text:p text:style-name="P1">// Usage: ./listdriver inputfile</text:p>
      <text:p text:style-name="P1">// Based on Dale, et al., C++ Plus Data Structures 6/e, Chapter 3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>#include &lt;cstring&gt;</text:p>
      <text:p text:style-name="P1">#include &lt;cstdlib&gt;</text:p>
      <text:p text:style-name="P1"/>
      <text:p text:style-name="P1">#include "unsorted.h"</text:p>
      <text:p text:style-name="P1">#include "itemtype.h"</text:p>
      <text:p text:style-name="P1"/>
      <text:p text:style-name="P1">// Function: prints the items in an UnsortedType list</text:p>
      <text:p text:style-name="P1">void PrintList(std::ostream&amp; out, <text:s text:c="2"/>// REC'D/P'BACK: ouput stream</text:p>
      <text:p text:style-name="P1"><text:tab/> <text:s text:c="6"/>UnsortedType&amp; list); // REC'D/P'BACK: list to be printed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inputfile" &lt;&lt; endl;</text:p>
      <text:p text:style-name="P1"><text:s text:c="6"/>exit(1);</text:p>
      <text:p text:style-name="P1"><text:s text:c="3"/>}</text:p>
      <text:p text:style-name="P1"/>
      <text:p text:style-name="P1"><text:s text:c="3"/>ifstream inFile(argv[1]); <text:s text:c="6"/>// file containing operations</text:p>
      <text:p text:style-name="P1"><text:s text:c="3"/>if(!inFile)</text:p>
      <text:p text:style-name="P1"><text:s text:c="3"/>{</text:p>
      <text:p text:style-name="P1"><text:s text:c="6"/>cout &lt;&lt; "Error opening input file" &lt;&lt; argv[2] &lt;&lt; endl;</text:p>
      <text:p text:style-name="P1"><text:s text:c="6"/>exit(2);</text:p>
      <text:p text:style-name="P1"><text:s text:c="3"/>}</text:p>
      <text:p text:style-name="P1"/>
      <text:p text:style-name="P1"><text:s text:c="3"/>int number;</text:p>
      <text:p text:style-name="P1"><text:s text:c="3"/>ItemType item;</text:p>
      <text:p text:style-name="P1"><text:s text:c="3"/>UnsortedType list;</text:p>
      <text:p text:style-name="P1"><text:s text:c="3"/>while (inFile &gt;&gt; number)</text:p>
      <text:p text:style-name="P1"><text:s text:c="3"/>{</text:p>
      <text:p text:style-name="P1"><text:s text:c="6"/>item.Initialize (number);</text:p>
      <text:p text:style-name="P1"><text:s text:c="6"/>list.PutItem(item);</text:p>
      <text:p text:style-name="P1"><text:s text:c="3"/>}</text:p>
      <text:p text:style-name="P1"/>
      <text:p text:style-name="P1"><text:s text:c="3"/>bool found;</text:p>
      <text:p text:style-name="P1"><text:s text:c="3"/>string command;</text:p>
      <text:p text:style-name="P1"/>
      <text:p text:style-name="P1"><text:s text:c="3"/>do {</text:p>
      <text:p text:style-name="P1"><text:s text:c="6"/>cout &lt;&lt; "Enter an UnsortedType operation: ";</text:p>
      <text:p text:style-name="P1"><text:soft-page-break/><text:s text:c="6"/>cin &gt;&gt; command;</text:p>
      <text:p text:style-name="P1"/>
      <text:p text:style-name="P1"><text:s text:c="6"/>if (command == "Pu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PutItem(item);</text:p>
      <text:p text:style-name="P1"><text:tab/> cout &lt;&lt; item &lt;&lt; " is in list." &lt;&lt; endl;</text:p>
      <text:p text:style-name="P1"><text:s text:c="6"/>}</text:p>
      <text:p text:style-name="P1"><text:s text:c="6"/>else if (command == "Delete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DeleteItem(item);</text:p>
      <text:p text:style-name="P1"><text:tab/> cout &lt;&lt; item &lt;&lt; " is deleted." &lt;&lt; endl;</text:p>
      <text:p text:style-name="P1"><text:s text:c="6"/>}</text:p>
      <text:p text:style-name="P1"><text:s text:c="6"/>else if (command == "Ge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item = list.GetItem(item, found);</text:p>
      <text:p text:style-name="P1"><text:tab/> if (found)</text:p>
      <text:p text:style-name="P1"><text:tab/> <text:s text:c="3"/>cout &lt;&lt; number &lt;&lt; " found in list." &lt;&lt; endl;</text:p>
      <text:p text:style-name="P1"><text:tab/> else</text:p>
      <text:p text:style-name="P1"><text:tab/> <text:s text:c="3"/>cout &lt;&lt; number <text:s/>&lt;&lt; " not in list." <text:s/>&lt;&lt; endl; <text:s/></text:p>
      <text:p text:style-name="P1"><text:s text:c="6"/>} </text:p>
      <text:p text:style-name="P1"><text:s text:c="6"/>else if (command == "GetLength") <text:s/></text:p>
      <text:p text:style-name="P1"><text:tab/> cout &lt;&lt; "Length is " &lt;&lt; list.GetLength() &lt;&lt; endl;</text:p>
      <text:p text:style-name="P1"><text:s text:c="6"/>else if (command == "IsFull")</text:p>
      <text:p text:style-name="P1"><text:tab/> if (list.IsFull())</text:p>
      <text:p text:style-name="P1"><text:tab/> <text:s text:c="3"/>cout &lt;&lt; "List is full." &lt;&lt; endl;</text:p>
      <text:p text:style-name="P1"><text:tab/> else</text:p>
      <text:p text:style-name="P1"><text:tab/> <text:s text:c="3"/>cout &lt;&lt; "List is not full." <text:s/>&lt;&lt; endl; <text:s/></text:p>
      <text:p text:style-name="P1"><text:s text:c="6"/>else if (command == "MakeEmpty")</text:p>
      <text:p text:style-name="P1"><text:tab/> list.MakeEmpty();</text:p>
      <text:p text:style-name="P1"><text:s text:c="6"/>else if (command == "PrintList")</text:p>
      <text:p text:style-name="P1"><text:tab/> PrintList(cout, list);</text:p>
      <text:p text:style-name="P1"><text:s text:c="6"/>else if (command != "Quit")</text:p>
      <text:p text:style-name="P1"><text:tab/> cout &lt;&lt; " Command not recognized." &lt;&lt; endl;</text:p>
      <text:p text:style-name="P1"/>
      <text:p text:style-name="P1"><text:s text:c="3"/>} while (command != "Quit");</text:p>
      <text:p text:style-name="P1"><text:s/></text:p>
      <text:p text:style-name="P1"><text:s text:c="3"/>cout &lt;&lt; "Testing completed." <text:s/>&lt;&lt; endl;</text:p>
      <text:p text:style-name="P1"><text:s text:c="3"/>return 0;</text:p>
      <text:p text:style-name="P1">}</text:p>
      <text:p text:style-name="P1"/>
      <text:p text:style-name="P1"><text:soft-page-break/></text:p>
      <text:p text:style-name="P1">// Function: prints the items in the list to an output stream</text:p>
      <text:p text:style-name="P1">// Assumes: stream is open for writing. <text:s text:c="2"/></text:p>
      <text:p text:style-name="P1">void PrintList(std::ostream&amp; out, UnsortedType&amp; list)</text:p>
      <text:p text:style-name="P1">{</text:p>
      <text:p text:style-name="P1"><text:s text:c="3"/>using std::endl;</text:p>
      <text:p text:style-name="P1"/>
      <text:p text:style-name="P1"><text:s text:c="3"/>int length;</text:p>
      <text:p text:style-name="P1"><text:s text:c="3"/>ItemType item;</text:p>
      <text:p text:style-name="P1"><text:s text:c="3"/>out &lt;&lt; "PrintList" &lt;&lt; endl;</text:p>
      <text:p text:style-name="P1"><text:s text:c="3"/>// ADD CODE TO PRINT LIST HERE</text:p>
      <text:p text:style-name="P1"><text:s text:c="3"/>length = list.GetLength();</text:p>
      <text:p text:style-name="P1"><text:s text:c="3"/>list.Reset();</text:p>
      <text:p text:style-name="P1"><text:s text:c="3"/>for ( int <text:s/>i = 0; i &lt; length; i++)</text:p>
      <text:p text:style-name="P1"><text:s text:c="5"/>out &lt;&lt; list.GetNextItem() &lt;&lt; endl;</text:p>
      <text:p text:style-name="P1"><text:s text:c="3"/>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43:17.512253772</meta:creation-date>
    <dc:date>2017-03-27T21:48:14.587760355</dc:date>
    <meta:editing-duration>PT4M57S</meta:editing-duration>
    <meta:editing-cycles>1</meta:editing-cycles>
    <meta:document-statistic meta:table-count="0" meta:image-count="0" meta:object-count="0" meta:page-count="7" meta:paragraph-count="230" meta:word-count="1014" meta:character-count="6722" meta:non-whitespace-character-count="5250"/>
    <meta:generator>LibreOffice/5.1.6.2$Linux_X86_64 LibreOffice_project/10m0$Build-2</meta:generator>
  </office:meta>
</office:document-meta>
</file>